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22540" officeooo:paragraph-rsid="00022540"/>
    </style:style>
    <style:style style:name="P2" style:family="paragraph" style:parent-style-name="Preformatted_20_Text">
      <style:text-properties officeooo:rsid="00035a11" officeooo:paragraph-rsid="00035a11"/>
    </style:style>
    <style:style style:name="P3" style:family="paragraph" style:parent-style-name="Preformatted_20_Text">
      <style:text-properties officeooo:rsid="00035a11" officeooo:paragraph-rsid="00036531"/>
    </style:style>
    <style:style style:name="P4" style:family="paragraph" style:parent-style-name="Preformatted_20_Text">
      <style:text-properties officeooo:rsid="00036531" officeooo:paragraph-rsid="00036531"/>
    </style:style>
    <style:style style:name="P5" style:family="paragraph" style:parent-style-name="Preformatted_20_Text">
      <style:paragraph-properties fo:keep-together="always"/>
    </style:style>
    <style:style style:name="P6" style:family="paragraph" style:parent-style-name="Preformatted_20_Text" style:master-page-name="">
      <style:paragraph-properties fo:keep-together="always" style:page-number="auto"/>
      <style:text-properties officeooo:paragraph-rsid="0009d63a"/>
    </style:style>
    <style:style style:name="P7" style:family="paragraph" style:parent-style-name="Text_20_body">
      <style:text-properties officeooo:rsid="0005b664" officeooo:paragraph-rsid="0005b664"/>
    </style:style>
    <style:style style:name="P8" style:family="paragraph" style:parent-style-name="Text_20_body">
      <style:paragraph-properties fo:break-before="page"/>
      <style:text-properties officeooo:rsid="0005b664" officeooo:paragraph-rsid="0005b664"/>
    </style:style>
    <style:style style:name="P9" style:family="paragraph" style:parent-style-name="Heading_20_1">
      <style:text-properties officeooo:rsid="000143b9" officeooo:paragraph-rsid="000143b9"/>
    </style:style>
    <style:style style:name="P10" style:family="paragraph" style:parent-style-name="Heading_20_1">
      <style:text-properties officeooo:rsid="00035a11" officeooo:paragraph-rsid="00035a11"/>
    </style:style>
    <style:style style:name="P11" style:family="paragraph" style:parent-style-name="Heading_20_1">
      <style:text-properties officeooo:rsid="0005b664" officeooo:paragraph-rsid="0005b664"/>
    </style:style>
    <style:style style:name="P12" style:family="paragraph" style:parent-style-name="Heading_20_1" style:list-style-name="">
      <style:text-properties officeooo:rsid="0008a720" officeooo:paragraph-rsid="0008a720"/>
    </style:style>
    <style:style style:name="P13" style:family="paragraph" style:parent-style-name="Heading_20_1">
      <style:paragraph-properties fo:break-before="page"/>
      <style:text-properties officeooo:rsid="0008a720" officeooo:paragraph-rsid="0008a720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Baekmuk Batang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Baekmuk Batang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6550f"/>
    </style:style>
    <style:style style:name="T2" style:family="text">
      <style:text-properties officeooo:rsid="000c0930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Baekmuk Batang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 style:list-style-name="L12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 style:list-style-name="L1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 style:list-style-name="L14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 style:list-style-name="L1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 style:list-style-name="L1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 style:list-style-name="L1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 style:list-style-name="L1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 style:list-style-name="L1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 style:list-style-name="L20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 style:list-style-name="L21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 style:list-style-name="L2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 style:list-style-name="L23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 style:list-style-name="L24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 style:list-style-name="L25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 style:list-style-name="L2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 style:list-style-name="L2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 style:list-style-name="L2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 style:list-style-name="L29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 style:list-style-name="L3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 style:list-style-name="L31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 style:list-style-name="L32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 style:list-style-name="L3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 style:list-style-name="L34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 style:list-style-name="L3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 style:list-style-name="L37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 style:list-style-name="L38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 style:list-style-name="L3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 style:list-style-name="L40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 style:list-style-name="L41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 style:list-style-name="L42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 style:list-style-name="L43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 style:list-style-name="L44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 style:list-style-name="L45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 style:list-style-name="L46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 style:list-style-name="L47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 style:list-style-name="L48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 style:list-style-name="L49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 style:list-style-name="L50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 style:list-style-name="L5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 style:list-style-name="L52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 style:list-style-name="L53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 style:list-style-name="L54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 style:list-style-name="L55">
      <style:graphic-properties draw:stroke="solid" svg:stroke-width="0cm" svg:stroke-color="#ff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 style:list-style-name="L5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 style:list-style-name="L57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 style:list-style-name="L58">
      <style:graphic-properties draw:stroke="solid" svg:stroke-width="0cm" svg:stroke-color="#00ff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1995-1-3</text:h>
      <text:p text:style-name="Preformatted_20_Text"><text:span text:style-name="keyword0_5f_ocaml">fun</text:span> elem <text:span text:style-name="symbol0_5f_ocaml">(</text:span>x,<text:span text:style-name="symbol0_5f_ocaml">[])</text:span> <text:span text:style-name="symbol0_5f_ocaml">=</text:span> <text:span text:style-name="keyword0_5f_ocaml">false</text:span></text:p>
      <text:p text:style-name="Preformatted_20_Text"><text:s text:c="2"/><text:span text:style-name="symbol0_5f_ocaml">|</text:span> elem <text:span text:style-name="symbol0_5f_ocaml">(</text:span>x,y<text:span text:style-name="symbol0_5f_ocaml">::</text:span>ys<text:span text:style-name="symbol0_5f_ocaml">)</text:span> <text:span text:style-name="symbol0_5f_ocaml">=</text:span> <text:span text:style-name="symbol0_5f_ocaml">(</text:span>x <text:span text:style-name="symbol0_5f_ocaml">=</text:span> y<text:span text:style-name="symbol0_5f_ocaml">)</text:span> orelse elem <text:span text:style-name="symbol0_5f_ocaml">(</text:span>x,ys<text:span text:style-name="symbol0_5f_ocaml">);</text:span></text:p>
      <text:p text:style-name="Preformatted_20_Text"/>
      <text:p text:style-name="Preformatted_20_Text"><text:span text:style-name="keyword0_5f_ocaml">fun</text:span> intersect <text:span text:style-name="symbol0_5f_ocaml">(</text:span>_,<text:span text:style-name="symbol0_5f_ocaml">[])</text:span> <text:span text:style-name="symbol0_5f_ocaml">=</text:span> <text:span text:style-name="symbol0_5f_ocaml">[]</text:span></text:p>
      <text:p text:style-name="Preformatted_20_Text"><text:s text:c="2"/><text:span text:style-name="symbol0_5f_ocaml">|</text:span> intersect <text:span text:style-name="symbol0_5f_ocaml">([]</text:span>,_<text:span text:style-name="symbol0_5f_ocaml">)</text:span> <text:span text:style-name="symbol0_5f_ocaml">=</text:span> <text:span text:style-name="symbol0_5f_ocaml">[]</text:span></text:p>
      <text:p text:style-name="Preformatted_20_Text"><text:s text:c="2"/><text:span text:style-name="symbol0_5f_ocaml">|</text:span> intersect <text:span text:style-name="symbol0_5f_ocaml">(</text:span>x<text:span text:style-name="symbol0_5f_ocaml">::</text:span>xs,ys<text:span text:style-name="symbol0_5f_ocaml">)</text:span> <text:span text:style-name="symbol0_5f_ocaml">=</text:span> <text:span text:style-name="keyword0_5f_ocaml">if</text:span> elem <text:span text:style-name="symbol0_5f_ocaml">(</text:span>x,ys<text:span text:style-name="symbol0_5f_ocaml">)</text:span></text:p>
      <text:p text:style-name="Preformatted_20_Text"><text:s text:c="8"/><text:span text:style-name="keyword0_5f_ocaml">then</text:span> x<text:span text:style-name="symbol0_5f_ocaml">::</text:span>intersect <text:span text:style-name="symbol0_5f_ocaml">(</text:span>xs,ys<text:span text:style-name="symbol0_5f_ocaml">)</text:span></text:p>
      <text:p text:style-name="Preformatted_20_Text"><text:s text:c="8"/><text:span text:style-name="keyword0_5f_ocaml">else</text:span> intersect <text:span text:style-name="symbol0_5f_ocaml">(</text:span>xs,ys<text:span text:style-name="symbol0_5f_ocaml">);</text:span></text:p>
      <text:p text:style-name="Preformatted_20_Text"/>
      <text:p text:style-name="P1"><text:span text:style-name="keyword0_5f_ocaml">fun</text:span> subtract <text:span text:style-name="symbol0_5f_ocaml">(</text:span>xs,<text:span text:style-name="symbol0_5f_ocaml">[])</text:span> <text:span text:style-name="symbol0_5f_ocaml">=</text:span> xs</text:p>
      <text:p text:style-name="P1"><text:s text:c="2"/><text:span text:style-name="symbol0_5f_ocaml">|</text:span> subtract <text:span text:style-name="symbol0_5f_ocaml">([]</text:span>,_<text:span text:style-name="symbol0_5f_ocaml">)</text:span> <text:span text:style-name="symbol0_5f_ocaml">=</text:span> <text:span text:style-name="symbol0_5f_ocaml">[]</text:span></text:p>
      <text:p text:style-name="P1"><text:s text:c="2"/><text:span text:style-name="symbol0_5f_ocaml">|</text:span> subtract <text:span text:style-name="symbol0_5f_ocaml">(</text:span>x<text:span text:style-name="symbol0_5f_ocaml">::</text:span>xs,ys<text:span text:style-name="symbol0_5f_ocaml">)</text:span> <text:span text:style-name="symbol0_5f_ocaml">=</text:span> <text:span text:style-name="keyword0_5f_ocaml">if</text:span> elem <text:span text:style-name="symbol0_5f_ocaml">(</text:span>x,ys<text:span text:style-name="symbol0_5f_ocaml">)</text:span></text:p>
      <text:p text:style-name="P1"><text:s text:c="8"/><text:span text:style-name="keyword0_5f_ocaml">then</text:span> subtract <text:span text:style-name="symbol0_5f_ocaml">(</text:span>xs,ys<text:span text:style-name="symbol0_5f_ocaml">)</text:span></text:p>
      <text:p text:style-name="P1"><text:s text:c="8"/><text:span text:style-name="keyword0_5f_ocaml">else</text:span> x<text:span text:style-name="symbol0_5f_ocaml">::</text:span>subtract <text:span text:style-name="symbol0_5f_ocaml">(</text:span>xs,ys<text:span text:style-name="symbol0_5f_ocaml">);</text:span></text:p>
      <text:p text:style-name="P1"/>
      <text:p text:style-name="P2"><text:span text:style-name="keyword0_5f_ocaml">fun</text:span> append <text:span text:style-name="symbol0_5f_ocaml">([]</text:span>,ys<text:span text:style-name="symbol0_5f_ocaml">)</text:span> <text:span text:style-name="symbol0_5f_ocaml">=</text:span> ys</text:p>
      <text:p text:style-name="P2"><text:s text:c="2"/><text:span text:style-name="symbol0_5f_ocaml">|</text:span> append <text:span text:style-name="symbol0_5f_ocaml">(</text:span>x<text:span text:style-name="symbol0_5f_ocaml">::</text:span>xs,ys<text:span text:style-name="symbol0_5f_ocaml">)</text:span> <text:span text:style-name="symbol0_5f_ocaml">=</text:span> x<text:span text:style-name="symbol0_5f_ocaml">::</text:span>append <text:span text:style-name="symbol0_5f_ocaml">(</text:span>xs,ys<text:span text:style-name="symbol0_5f_ocaml">);</text:span></text:p>
      <text:p text:style-name="P2"/>
      <text:p text:style-name="P2"><text:span text:style-name="keyword0_5f_ocaml">fun</text:span> union <text:span text:style-name="symbol0_5f_ocaml">(</text:span>xs,ys<text:span text:style-name="symbol0_5f_ocaml">)</text:span> <text:span text:style-name="symbol0_5f_ocaml">=</text:span> append <text:span text:style-name="symbol0_5f_ocaml">(</text:span>xs,subtract <text:span text:style-name="symbol0_5f_ocaml">(</text:span>ys,xs<text:span text:style-name="symbol0_5f_ocaml">));</text:span></text:p>
      <text:p text:style-name="P2"/>
      <text:p text:style-name="P2"><text:span text:style-name="comment_5f_multi_5f_ocaml">(* union : ''a list * ''a list -&gt; ''a list *)</text:span></text:p>
      <text:h text:style-name="P10" text:outline-level="1">1998-1-1</text:h>
      <text:p text:style-name="P3"><text:span text:style-name="keyword0_5f_ocaml">fun</text:span> append <text:span text:style-name="symbol0_5f_ocaml">([]</text:span>,ys<text:span text:style-name="symbol0_5f_ocaml">)</text:span> <text:span text:style-name="symbol0_5f_ocaml">=</text:span> ys</text:p>
      <text:p text:style-name="P3"><text:s text:c="2"/><text:span text:style-name="symbol0_5f_ocaml">|</text:span> append <text:span text:style-name="symbol0_5f_ocaml">(</text:span>x<text:span text:style-name="symbol0_5f_ocaml">::</text:span>xs,ys<text:span text:style-name="symbol0_5f_ocaml">)</text:span> <text:span text:style-name="symbol0_5f_ocaml">=</text:span> x<text:span text:style-name="symbol0_5f_ocaml">::</text:span>append <text:span text:style-name="symbol0_5f_ocaml">(</text:span>xs,ys<text:span text:style-name="symbol0_5f_ocaml">);</text:span></text:p>
      <text:p text:style-name="P4"/>
      <text:p text:style-name="P4"><text:span text:style-name="keyword0_5f_ocaml">fun</text:span> partitioni acc <text:span text:style-name="symbol0_5f_ocaml">[]</text:span> <text:span text:style-name="symbol0_5f_ocaml">=</text:span> acc</text:p>
      <text:p text:style-name="P4"><text:s text:c="2"/><text:span text:style-name="symbol0_5f_ocaml">|</text:span> partitioni <text:span text:style-name="symbol0_5f_ocaml">(</text:span>rs,x,ss<text:span text:style-name="symbol0_5f_ocaml">)</text:span> <text:span text:style-name="symbol0_5f_ocaml">(</text:span>y<text:span text:style-name="symbol0_5f_ocaml">::</text:span>ys<text:span text:style-name="symbol0_5f_ocaml">)</text:span> <text:span text:style-name="symbol0_5f_ocaml">=</text:span> <text:span text:style-name="keyword0_5f_ocaml">if</text:span> y <text:span text:style-name="symbol0_5f_ocaml">&lt;</text:span> <text:span text:style-name="symbol0_5f_ocaml">(</text:span>x <text:span text:style-name="symbol0_5f_ocaml">:</text:span> real<text:span text:style-name="symbol0_5f_ocaml">)</text:span></text:p>
      <text:p text:style-name="P4"><text:s text:c="8"/><text:span text:style-name="keyword0_5f_ocaml">then</text:span> partitioni <text:span text:style-name="symbol0_5f_ocaml">(</text:span>y<text:span text:style-name="symbol0_5f_ocaml">::</text:span>rs,x,ss<text:span text:style-name="symbol0_5f_ocaml">)</text:span> ys</text:p>
      <text:p text:style-name="P4"><text:s text:c="8"/><text:span text:style-name="keyword0_5f_ocaml">else</text:span> partitioni <text:span text:style-name="symbol0_5f_ocaml">(</text:span>rs,x,y<text:span text:style-name="symbol0_5f_ocaml">::</text:span>ss<text:span text:style-name="symbol0_5f_ocaml">)</text:span> ys<text:span text:style-name="symbol0_5f_ocaml">;</text:span></text:p>
      <text:p text:style-name="P4"><text:span text:style-name="keyword0_5f_ocaml">fun</text:span> partition <text:span text:style-name="symbol0_5f_ocaml">(</text:span>x<text:span text:style-name="symbol0_5f_ocaml">::</text:span>xs<text:span text:style-name="symbol0_5f_ocaml">)</text:span> <text:span text:style-name="symbol0_5f_ocaml">=</text:span> partitioni <text:span text:style-name="symbol0_5f_ocaml">([]</text:span>,x,<text:span text:style-name="symbol0_5f_ocaml">[])</text:span> xs<text:span text:style-name="symbol0_5f_ocaml">;</text:span></text:p>
      <text:p text:style-name="P4"/>
      <text:p text:style-name="P4"><text:span text:style-name="keyword0_5f_ocaml">fun</text:span> least <text:span text:style-name="symbol0_5f_ocaml">(</text:span>n<text:span text:style-name="symbol0_5f_cobol">,</text:span>xs<text:span text:style-name="symbol0_5f_ocaml">)</text:span> <text:span text:style-name="symbol0_5f_ocaml">=</text:span> <text:span text:style-name="keyword0_5f_ocaml">let</text:span></text:p>
      <text:p text:style-name="P4"><text:s text:c="12"/><text:span text:style-name="keyword0_5f_ocaml">val</text:span> <text:span text:style-name="symbol0_5f_ocaml">(</text:span>small<text:span text:style-name="symbol0_5f_cobol">,</text:span>mid<text:span text:style-name="symbol0_5f_cobol">,</text:span>big<text:span text:style-name="symbol0_5f_ocaml">)</text:span> <text:span text:style-name="symbol0_5f_ocaml">=</text:span> partition xs</text:p>
      <text:p text:style-name="P4"><text:s text:c="12"/><text:span text:style-name="keyword0_5f_ocaml">val</text:span> len <text:span text:style-name="symbol0_5f_ocaml">=</text:span> <text:span text:style-name="keyword3_5f_cobol">length</text:span> small<text:span text:style-name="symbol0_5f_ocaml">;</text:span></text:p>
      <text:p text:style-name="P4"><text:s text:c="8"/><text:span text:style-name="keyword0_5f_ocaml">in</text:span></text:p>
      <text:p text:style-name="P4"><text:s text:c="12"/><text:span text:style-name="keyword0_5f_ocaml">if</text:span> n <text:span text:style-name="symbol0_5f_ocaml">&lt;=</text:span> len</text:p>
      <text:p text:style-name="P4"><text:s text:c="16"/><text:span text:style-name="keyword0_5f_ocaml">then</text:span> least <text:span text:style-name="symbol0_5f_ocaml">(</text:span>n<text:span text:style-name="symbol0_5f_cobol">,</text:span>small<text:span text:style-name="symbol0_5f_ocaml">)</text:span></text:p>
      <text:p text:style-name="P4"><text:s text:c="16"/><text:span text:style-name="keyword0_5f_ocaml">else</text:span> <text:span text:style-name="keyword0_5f_ocaml">if</text:span> n <text:span text:style-name="symbol0_5f_ocaml">=</text:span> len<text:span text:style-name="symbol0_5f_cobol"> </text:span><text:span text:style-name="symbol0_5f_ocaml">+</text:span><text:span text:style-name="symbol0_5f_cobol"> </text:span><text:span text:style-name="number_5f_ocaml">1</text:span></text:p>
      <text:p text:style-name="P4"><text:s text:c="20"/><text:span text:style-name="keyword0_5f_ocaml">then</text:span> append <text:span text:style-name="symbol0_5f_ocaml"><text:span text:style-name="T2">(</text:span></text:span>small<text:span text:style-name="symbol0_5f_cobol">,</text:span><text:span text:style-name="symbol0_5f_ocaml">[</text:span>mid<text:span text:style-name="symbol0_5f_ocaml">]</text:span><text:span text:style-name="symbol0_5f_ocaml"><text:span text:style-name="T2">)</text:span></text:span></text:p>
      <text:p text:style-name="P4"><text:s text:c="20"/><text:span text:style-name="keyword0_5f_ocaml">else</text:span> append <text:span text:style-name="symbol0_5f_ocaml"><text:span text:style-name="T2">(</text:span></text:span>small<text:span text:style-name="symbol0_5f_cobol">,</text:span>mid<text:span text:style-name="symbol0_5f_ocaml">::</text:span>least <text:span text:style-name="symbol0_5f_ocaml">(</text:span>n<text:span text:style-name="symbol0_5f_cobol"> </text:span><text:span text:style-name="symbol0_5f_ocaml">-</text:span><text:span text:style-name="symbol0_5f_cobol"> </text:span>len<text:span text:style-name="symbol0_5f_cobol"> </text:span><text:span text:style-name="symbol0_5f_ocaml">-</text:span><text:span text:style-name="symbol0_5f_cobol"> </text:span><text:span text:style-name="number_5f_ocaml">1</text:span><text:span text:style-name="symbol0_5f_cobol">,</text:span>big<text:span text:style-name="symbol0_5f_ocaml">))</text:span></text:p>
      <text:p text:style-name="P4"><text:s text:c="8"/><text:span text:style-name="keyword0_5f_ocaml">end</text:span><text:span text:style-name="symbol0_5f_ocaml">;</text:span></text:p>
      <text:h text:style-name="P11" text:outline-level="1">2000-1-6</text:h>
      <text:p text:style-name="P7">List elements are stored as the piece of data with a pointer to the next element in the list. There is also a pointer for the first item in the list. The last item in the list has a null pointer.</text:p>
      <text:p text:style-name="P8"><draw:g text:anchor-type="as-char" draw:z-index="0" draw:style-name="gr1"><draw:custom-shape draw:style-name="gr2" draw:text-style-name="P14" xml:id="id5" draw:id="id5" svg:width="4.001cm" svg:height="2.301cm" svg:x="1.614cm" svg:y="1.6cm"><text:p/><draw:enhanced-geometry svg:viewBox="0 0 21600 21600" draw:type="rectangle" draw:enhanced-path="M 0 0 L 21600 0 21600 21600 0 21600 0 0 Z N"/></draw:custom-shape><draw:line draw:style-name="gr3" draw:text-style-name="P14" svg:x1="4.514cm" svg:y1="3.9cm" svg:x2="4.514cm" svg:y2="1.6cm"><text:p/></draw:line><draw:frame draw:style-name="gr4" draw:text-style-name="P16" svg:width="0.893cm" svg:height="1.258cm" svg:x="2.715cm" svg:y="2.2cm"><draw:text-box><text:p text:style-name="P15"><text:span text:style-name="T3">a</text:span></text:p></draw:text-box></draw:frame><draw:custom-shape draw:style-name="gr5" draw:text-style-name="P14" xml:id="id2" draw:id="id2" svg:width="4.001cm" svg:height="2.301cm" svg:x="7.114cm" svg:y="2.701cm"><text:p/><draw:enhanced-geometry svg:viewBox="0 0 21600 21600" draw:type="rectangle" draw:enhanced-path="M 0 0 L 21600 0 21600 21600 0 21600 0 0 Z N"/></draw:custom-shape><draw:line draw:style-name="gr6" draw:text-style-name="P14" svg:x1="10.014cm" svg:y1="5cm" svg:x2="10.014cm" svg:y2="2.7cm"><text:p/></draw:line><draw:frame draw:style-name="gr7" draw:text-style-name="P16" svg:width="0.907cm" svg:height="1.258cm" svg:x="8.214cm" svg:y="3.3cm"><draw:text-box><text:p text:style-name="P15"><text:span text:style-name="T3">b</text:span></text:p></draw:text-box></draw:frame><draw:frame draw:style-name="gr8" draw:text-style-name="P16" svg:width="2.206cm" svg:height="1.258cm" svg:x="0.614cm" svg:y="0cm"><draw:text-box><text:p text:style-name="P15"><text:span text:style-name="T3">[a,b]:</text:span></text:p></draw:text-box></draw:frame><draw:connector draw:style-name="gr9" draw:text-style-name="P14" draw:type="lines" svg:x1="5.015cm" svg:y1="2.751cm" svg:x2="7.114cm" svg:y2="3.852cm" draw:start-shape="id1" draw:start-glue-point="1" draw:end-shape="id2" draw:end-glue-point="3" svg:d="M5015-7500h501l1097 1101h501" svg:viewBox="0 0 2101 1102"><text:p/></draw:connector><draw:line draw:style-name="gr10" draw:text-style-name="P14" xml:id="id1" draw:id="id1" svg:x1="5.014cm" svg:y1="1.6cm" svg:x2="5.014cm" svg:y2="3.9cm"><text:p/></draw:line><draw:line draw:style-name="gr11" draw:text-style-name="P14" svg:x1="10.014cm" svg:y1="2.7cm" svg:x2="11.114cm" svg:y2="5cm"><text:p/></draw:line><draw:line draw:style-name="gr12" draw:text-style-name="P14" svg:x1="10.014cm" svg:y1="5cm" svg:x2="11.114cm" svg:y2="2.7cm"><text:p/></draw:line><draw:custom-shape draw:style-name="gr13" draw:text-style-name="P14" xml:id="id6" draw:id="id6" svg:width="4.001cm" svg:height="2.301cm" svg:x="2.514cm" svg:y="7.4cm"><text:p/><draw:enhanced-geometry svg:viewBox="0 0 21600 21600" draw:type="rectangle" draw:enhanced-path="M 0 0 L 21600 0 21600 21600 0 21600 0 0 Z N"/></draw:custom-shape><draw:line draw:style-name="gr14" draw:text-style-name="P14" svg:x1="5.414cm" svg:y1="9.7cm" svg:x2="5.414cm" svg:y2="7.4cm"><text:p/></draw:line><draw:frame draw:style-name="gr15" draw:text-style-name="P16" svg:width="0.854cm" svg:height="1.258cm" svg:x="3.614cm" svg:y="7.999cm"><draw:text-box><text:p text:style-name="P15"><text:span text:style-name="T3">c</text:span></text:p></draw:text-box></draw:frame><draw:custom-shape draw:style-name="gr16" draw:text-style-name="P14" xml:id="id4" draw:id="id4" svg:width="4cm" svg:height="2.301cm" svg:x="8.615cm" svg:y="6.399cm"><text:p/><draw:enhanced-geometry svg:viewBox="0 0 21600 21600" draw:type="rectangle" draw:enhanced-path="M 0 0 L 21600 0 21600 21600 0 21600 0 0 Z N"/></draw:custom-shape><draw:line draw:style-name="gr17" draw:text-style-name="P14" svg:x1="11.514cm" svg:y1="8.7cm" svg:x2="11.514cm" svg:y2="6.4cm"><text:p/></draw:line><draw:frame draw:style-name="gr18" draw:text-style-name="P16" svg:width="0.907cm" svg:height="1.258cm" svg:x="9.714cm" svg:y="7.001cm"><draw:text-box><text:p text:style-name="P15"><text:span text:style-name="T3">d</text:span></text:p></draw:text-box></draw:frame><draw:frame draw:style-name="gr19" draw:text-style-name="P16" svg:width="2.167cm" svg:height="1.258cm" svg:x="0.515cm" svg:y="5.8cm"><draw:text-box><text:p text:style-name="P15"><text:span text:style-name="T3">[c,d]:</text:span></text:p></draw:text-box></draw:frame><draw:connector draw:style-name="gr20" draw:text-style-name="P14" draw:type="lines" svg:x1="5.914cm" svg:y1="8.551cm" svg:x2="8.615cm" svg:y2="7.55cm" draw:start-shape="id3" draw:start-glue-point="1" draw:end-shape="id4" draw:end-glue-point="3" svg:d="M5914-1700h501l1697-1001h503" svg:viewBox="0 0 2702 1002"><text:p/></draw:connector><draw:line draw:style-name="gr21" draw:text-style-name="P14" xml:id="id3" draw:id="id3" svg:x1="5.914cm" svg:y1="7.4cm" svg:x2="5.914cm" svg:y2="9.7cm"><text:p/></draw:line><draw:line draw:style-name="gr22" draw:text-style-name="P14" svg:x1="11.514cm" svg:y1="6.4cm" svg:x2="12.614cm" svg:y2="8.7cm"><text:p/></draw:line><draw:line draw:style-name="gr23" draw:text-style-name="P14" svg:x1="11.514cm" svg:y1="8.7cm" svg:x2="12.614cm" svg:y2="6.4cm"><text:p/></draw:line><draw:connector draw:style-name="gr24" draw:text-style-name="P14" draw:type="lines" svg:x1="0.399cm" svg:y1="1.79cm" svg:x2="1.614cm" svg:y2="2.751cm" draw:end-shape="id5" draw:end-glue-point="3" svg:d="M399-8461l714 961h501" svg:viewBox="0 0 1217 963"><text:p/></draw:connector><draw:connector draw:style-name="gr25" draw:text-style-name="P14" draw:type="lines" svg:x1="0.531cm" svg:y1="7.586cm" svg:x2="2.514cm" svg:y2="8.551cm" draw:end-shape="id6" svg:d="M531-2665l1482 965h501" svg:viewBox="0 0 1984 967"><text:p/></draw:connector><draw:custom-shape draw:style-name="gr26" draw:text-style-name="P14" xml:id="id11" draw:id="id11" svg:width="4.001cm" svg:height="2.301cm" svg:x="1.214cm" svg:y="12.4cm"><text:p/><draw:enhanced-geometry svg:viewBox="0 0 21600 21600" draw:type="rectangle" draw:enhanced-path="M 0 0 L 21600 0 21600 21600 0 21600 0 0 Z N"/></draw:custom-shape><draw:line draw:style-name="gr27" draw:text-style-name="P14" svg:x1="4.114cm" svg:y1="14.7cm" svg:x2="4.114cm" svg:y2="12.4cm"><text:p/></draw:line><draw:frame draw:style-name="gr28" draw:text-style-name="P16" svg:width="0.893cm" svg:height="1.258cm" svg:x="2.314cm" svg:y="13cm"><draw:text-box><text:p text:style-name="P15"><text:span text:style-name="T3">a</text:span></text:p></draw:text-box></draw:frame><draw:custom-shape draw:style-name="gr29" draw:text-style-name="P14" xml:id="id8" draw:id="id8" svg:width="4.001cm" svg:height="2.299cm" svg:x="6.713cm" svg:y="13.501cm"><text:p/><draw:enhanced-geometry svg:viewBox="0 0 21600 21600" draw:type="rectangle" draw:enhanced-path="M 0 0 L 21600 0 21600 21600 0 21600 0 0 Z N"/></draw:custom-shape><draw:line draw:style-name="gr30" draw:text-style-name="P14" svg:x1="9.614cm" svg:y1="15.8cm" svg:x2="9.614cm" svg:y2="13.5cm"><text:p/></draw:line><draw:frame draw:style-name="gr31" draw:text-style-name="P16" svg:width="0.907cm" svg:height="1.258cm" svg:x="7.814cm" svg:y="14.101cm"><draw:text-box><text:p text:style-name="P15"><text:span text:style-name="T3">b</text:span></text:p></draw:text-box></draw:frame><draw:frame draw:style-name="gr32" draw:text-style-name="P16" svg:width="4.691cm" svg:height="1.258cm" svg:x="0.213cm" svg:y="10.8cm"><draw:text-box><text:p text:style-name="P15"><text:span text:style-name="T3">[a,b] @ [c,d]:</text:span></text:p></draw:text-box></draw:frame><draw:connector draw:style-name="gr33" draw:text-style-name="P14" draw:type="lines" svg:x1="4.614cm" svg:y1="13.55cm" svg:x2="6.713cm" svg:y2="14.649cm" draw:start-shape="id7" draw:start-glue-point="1" draw:end-shape="id8" draw:end-glue-point="3" svg:d="M4614 3300h501l1097 1099h501" svg:viewBox="0 0 2101 1101"><text:p/></draw:connector><draw:line draw:style-name="gr34" draw:text-style-name="P14" xml:id="id7" draw:id="id7" svg:x1="4.614cm" svg:y1="12.4cm" svg:x2="4.614cm" svg:y2="14.7cm"><text:p/></draw:line><draw:custom-shape draw:style-name="gr35" draw:text-style-name="P14" xml:id="id12" draw:id="id12" svg:width="4cm" svg:height="2.301cm" svg:x="2.115cm" svg:y="18.2cm"><text:p/><draw:enhanced-geometry svg:viewBox="0 0 21600 21600" draw:type="rectangle" draw:enhanced-path="M 0 0 L 21600 0 21600 21600 0 21600 0 0 Z N"/></draw:custom-shape><draw:line draw:style-name="gr36" draw:text-style-name="P14" svg:x1="5.014cm" svg:y1="20.5cm" svg:x2="5.014cm" svg:y2="18.2cm"><text:p/></draw:line><draw:frame draw:style-name="gr37" draw:text-style-name="P16" svg:width="0.854cm" svg:height="1.258cm" svg:x="3.214cm" svg:y="18.8cm"><draw:text-box><text:p text:style-name="P15"><text:span text:style-name="T3">c</text:span></text:p></draw:text-box></draw:frame><draw:custom-shape draw:style-name="gr38" draw:text-style-name="P14" xml:id="id10" draw:id="id10" svg:width="4.001cm" svg:height="2.301cm" svg:x="8.214cm" svg:y="17.2cm"><text:p/><draw:enhanced-geometry svg:viewBox="0 0 21600 21600" draw:type="rectangle" draw:enhanced-path="M 0 0 L 21600 0 21600 21600 0 21600 0 0 Z N"/></draw:custom-shape><draw:line draw:style-name="gr39" draw:text-style-name="P14" svg:x1="11.114cm" svg:y1="19.5cm" svg:x2="11.114cm" svg:y2="17.2cm"><text:p/></draw:line><draw:frame draw:style-name="gr40" draw:text-style-name="P16" svg:width="0.907cm" svg:height="1.258cm" svg:x="9.315cm" svg:y="17.799cm"><draw:text-box><text:p text:style-name="P15"><text:span text:style-name="T3">d</text:span></text:p></draw:text-box></draw:frame><draw:connector draw:style-name="gr41" draw:text-style-name="P14" draw:type="lines" svg:x1="5.514cm" svg:y1="19.35cm" svg:x2="8.214cm" svg:y2="18.35cm" draw:start-shape="id9" draw:start-glue-point="1" draw:end-shape="id10" draw:end-glue-point="3" svg:d="M5514 9100h501l1698-1000h501" svg:viewBox="0 0 2702 1002"><text:p/></draw:connector><draw:line draw:style-name="gr42" draw:text-style-name="P14" xml:id="id9" draw:id="id9" svg:x1="5.514cm" svg:y1="18.2cm" svg:x2="5.514cm" svg:y2="20.5cm"><text:p/></draw:line><draw:line draw:style-name="gr43" draw:text-style-name="P14" svg:x1="11.114cm" svg:y1="17.2cm" svg:x2="12.214cm" svg:y2="19.5cm"><text:p/></draw:line><draw:line draw:style-name="gr44" draw:text-style-name="P14" svg:x1="11.114cm" svg:y1="19.5cm" svg:x2="12.214cm" svg:y2="17.2cm"><text:p/></draw:line><draw:connector draw:style-name="gr45" draw:text-style-name="P14" draw:type="lines" svg:x1="0cm" svg:y1="12.589cm" svg:x2="1.214cm" svg:y2="13.55cm" draw:end-shape="id11" draw:end-glue-point="3" svg:d="M0 2339l713 961h501" svg:viewBox="0 0 1215 963"><text:p/></draw:connector><draw:connector draw:style-name="gr46" draw:text-style-name="P14" xml:id="id14" draw:id="id14" draw:type="lines" svg:x1="0.131cm" svg:y1="18.383cm" svg:x2="2.115cm" svg:y2="19.35cm" draw:end-shape="id12" svg:d="M131 8133l1481 967h503" svg:viewBox="0 0 1986 968"><text:p/></draw:connector><draw:line draw:style-name="gr47" draw:text-style-name="P14" xml:id="id13" draw:id="id13" svg:x1="10.214cm" svg:y1="13.6cm" svg:x2="10.214cm" svg:y2="15.7cm"><text:p/></draw:line><draw:connector draw:style-name="gr48" draw:text-style-name="P14" draw:type="curve" svg:x1="10.215cm" svg:y1="14.649cm" svg:x2="0.131cm" svg:y2="18.383cm" draw:start-shape="id13" draw:start-glue-point="1" draw:end-shape="id14" draw:end-glue-point="2" svg:d="M10215 4399c0 3590-10084 1723-10084 3734" svg:viewBox="0 0 10086 3736"><text:p/></draw:connector></draw:g></text:p>
      <text:p text:style-name="P7">In computing [a,b] @ [c,d], the pointers of the first list are traversed until the null pointer is found. The null pointer is changed to the pointer for the second list. <text:span text:style-name="T1">The efficiency of the append operation is not dependent on the length of the second list, so as l grows, the efficiency will not change.</text:span></text:p>
      <text:h text:style-name="P12" text:outline-level="1"/>
      <text:h text:style-name="P13" text:outline-level="1">1995-1-6</text:h>
      <text:p text:style-name="P6">datatype bit <text:span text:style-name="symbol0_5f_ocaml">=</text:span> one <text:span text:style-name="symbol0_5f_ocaml">|</text:span> zero<text:span text:style-name="symbol0_5f_ocaml">;</text:span></text:p>
      <text:p text:style-name="P5">datatype cardinal <text:span text:style-name="symbol0_5f_ocaml">=</text:span> Cardinal <text:span text:style-name="keyword0_5f_ocaml">of</text:span> bit <text:span text:style-name="keyword1_5f_ocaml">list</text:span><text:span text:style-name="symbol0_5f_ocaml">;</text:span></text:p>
      <text:p text:style-name="P5"><text:span text:style-name="keyword0_5f_ocaml">exception</text:span> Result_would_be_negative<text:span text:style-name="symbol0_5f_ocaml">;</text:span></text:p>
      <text:p text:style-name="P5"/>
      <text:p text:style-name="P5"><text:span text:style-name="keyword0_5f_ocaml">fun</text:span> bnot zero <text:span text:style-name="symbol0_5f_ocaml">=</text:span> one</text:p>
      <text:p text:style-name="P5"><text:s text:c="2"/><text:span text:style-name="symbol0_5f_ocaml">|</text:span> bnot one <text:span text:style-name="symbol0_5f_ocaml">=</text:span> zero<text:span text:style-name="symbol0_5f_ocaml">;</text:span></text:p>
      <text:p text:style-name="P5"><text:span text:style-name="keyword0_5f_ocaml">fun</text:span> bxor zero zero <text:span text:style-name="symbol0_5f_ocaml">=</text:span> zero</text:p>
      <text:p text:style-name="P5"><text:s text:c="2"/><text:span text:style-name="symbol0_5f_ocaml">|</text:span> bxor zero one <text:span text:style-name="symbol0_5f_ocaml">=</text:span> one</text:p>
      <text:p text:style-name="P5"><text:s text:c="2"/><text:span text:style-name="symbol0_5f_ocaml">|</text:span> bxor one zero <text:span text:style-name="symbol0_5f_ocaml">=</text:span> one</text:p>
      <text:p text:style-name="P5"><text:s text:c="2"/><text:span text:style-name="symbol0_5f_ocaml">|</text:span> bxor one one <text:span text:style-name="symbol0_5f_ocaml">=</text:span> zero<text:span text:style-name="symbol0_5f_ocaml">;</text:span></text:p>
      <text:p text:style-name="P5"><text:span text:style-name="keyword0_5f_ocaml">fun</text:span> biff x y <text:span text:style-name="symbol0_5f_ocaml">=</text:span> bnot <text:span text:style-name="symbol0_5f_ocaml">(</text:span>bxor x y<text:span text:style-name="symbol0_5f_ocaml">);</text:span></text:p>
      <text:p text:style-name="P5"><text:span text:style-name="keyword0_5f_ocaml">fun</text:span> band one one <text:span text:style-name="symbol0_5f_ocaml">=</text:span> one</text:p>
      <text:p text:style-name="P5"><text:s text:c="2"/><text:span text:style-name="symbol0_5f_ocaml">|</text:span> band _ _ <text:span text:style-name="symbol0_5f_ocaml">=</text:span> zero<text:span text:style-name="symbol0_5f_ocaml">;</text:span></text:p>
      <text:p text:style-name="P5"><text:span text:style-name="keyword0_5f_ocaml">fun</text:span> bor zero zero <text:span text:style-name="symbol0_5f_ocaml">=</text:span> zero</text:p>
      <text:p text:style-name="P5"><text:s text:c="2"/><text:span text:style-name="symbol0_5f_ocaml">|</text:span> bor _ _ <text:span text:style-name="symbol0_5f_ocaml">=</text:span> one<text:span text:style-name="symbol0_5f_ocaml">;</text:span></text:p>
      <text:p text:style-name="P5"/>
      <text:p text:style-name="P5"><text:span text:style-name="keyword0_5f_ocaml">fun</text:span> <text:span text:style-name="keyword2_5f_ocaml">succ</text:span> <text:span text:style-name="symbol0_5f_ocaml">(</text:span>zero<text:span text:style-name="symbol0_5f_ocaml">::</text:span>xs<text:span text:style-name="symbol0_5f_ocaml">)</text:span> <text:span text:style-name="symbol0_5f_ocaml">=</text:span> one<text:span text:style-name="symbol0_5f_ocaml">::</text:span>xs</text:p>
      <text:p text:style-name="P5"><text:s text:c="2"/><text:span text:style-name="symbol0_5f_ocaml">|</text:span> <text:span text:style-name="keyword2_5f_ocaml">succ</text:span> <text:span text:style-name="symbol0_5f_ocaml">(</text:span>one<text:span text:style-name="symbol0_5f_ocaml">::</text:span>xs<text:span text:style-name="symbol0_5f_ocaml">)</text:span> <text:span text:style-name="symbol0_5f_ocaml">=</text:span> zero<text:span text:style-name="symbol0_5f_ocaml">::</text:span><text:span text:style-name="keyword2_5f_ocaml">succ</text:span> xs</text:p>
      <text:p text:style-name="P5"><text:s text:c="2"/><text:span text:style-name="symbol0_5f_ocaml">|</text:span> <text:span text:style-name="keyword2_5f_ocaml">succ</text:span> <text:span text:style-name="symbol0_5f_ocaml">[]</text:span> <text:span text:style-name="symbol0_5f_ocaml">=</text:span> <text:span text:style-name="symbol0_5f_ocaml">[</text:span>one<text:span text:style-name="symbol0_5f_ocaml">];</text:span></text:p>
      <text:p text:style-name="P5"><text:span text:style-name="keyword0_5f_ocaml">fun</text:span> <text:span text:style-name="keyword2_5f_ocaml">pred</text:span> <text:span text:style-name="symbol0_5f_ocaml">(</text:span>one<text:span text:style-name="symbol0_5f_ocaml">::</text:span>xs<text:span text:style-name="symbol0_5f_ocaml">)</text:span> <text:span text:style-name="symbol0_5f_ocaml">=</text:span> zero<text:span text:style-name="symbol0_5f_ocaml">::</text:span>xs</text:p>
      <text:p text:style-name="P5"><text:s text:c="2"/><text:span text:style-name="symbol0_5f_ocaml">|</text:span> <text:span text:style-name="keyword2_5f_ocaml">pred</text:span> <text:span text:style-name="symbol0_5f_ocaml">(</text:span>zero<text:span text:style-name="symbol0_5f_ocaml">::</text:span>xs<text:span text:style-name="symbol0_5f_ocaml">)</text:span> <text:span text:style-name="symbol0_5f_ocaml">=</text:span> one<text:span text:style-name="symbol0_5f_ocaml">::</text:span><text:span text:style-name="keyword2_5f_ocaml">pred</text:span> xs</text:p>
      <text:p text:style-name="P5"><text:s text:c="2"/><text:span text:style-name="symbol0_5f_ocaml">|</text:span> <text:span text:style-name="keyword2_5f_ocaml">pred</text:span> <text:span text:style-name="symbol0_5f_ocaml">[]</text:span> <text:span text:style-name="symbol0_5f_ocaml">=</text:span> <text:span text:style-name="keyword2_5f_ocaml">raise</text:span> Result_would_be_negative<text:span text:style-name="symbol0_5f_ocaml">;</text:span></text:p>
      <text:p text:style-name="P5"/>
      <text:p text:style-name="P5"><text:span text:style-name="keyword0_5f_ocaml">fun</text:span> addCarry zero <text:span text:style-name="symbol0_5f_ocaml">(</text:span>x<text:span text:style-name="symbol0_5f_ocaml">::</text:span>xs<text:span text:style-name="symbol0_5f_ocaml">)</text:span> <text:span text:style-name="symbol0_5f_ocaml">(</text:span>y<text:span text:style-name="symbol0_5f_ocaml">::</text:span>ys<text:span text:style-name="symbol0_5f_ocaml">)</text:span> <text:span text:style-name="symbol0_5f_ocaml">=</text:span> bxor x y<text:span text:style-name="symbol0_5f_ocaml">::</text:span>addCarry <text:span text:style-name="symbol0_5f_ocaml">(</text:span>band x y<text:span text:style-name="symbol0_5f_ocaml">)</text:span> xs ys</text:p>
      <text:p text:style-name="P5"><text:s text:c="2"/><text:span text:style-name="symbol0_5f_ocaml">|</text:span> addCarry one <text:span text:style-name="symbol0_5f_ocaml">(</text:span>x<text:span text:style-name="symbol0_5f_ocaml">::</text:span>xs<text:span text:style-name="symbol0_5f_ocaml">)</text:span> <text:span text:style-name="symbol0_5f_ocaml">(</text:span>y<text:span text:style-name="symbol0_5f_ocaml">::</text:span>ys<text:span text:style-name="symbol0_5f_ocaml">)</text:span> <text:span text:style-name="symbol0_5f_ocaml">=</text:span> biff x y<text:span text:style-name="symbol0_5f_ocaml">::</text:span>addCarry <text:span text:style-name="symbol0_5f_ocaml">(</text:span>bor x y<text:span text:style-name="symbol0_5f_ocaml">)</text:span> xs ys</text:p>
      <text:p text:style-name="P5"><text:s text:c="2"/><text:span text:style-name="symbol0_5f_ocaml">|</text:span> addCarry zero <text:span text:style-name="symbol0_5f_ocaml">[]</text:span> ys <text:span text:style-name="symbol0_5f_ocaml">=</text:span> ys</text:p>
      <text:p text:style-name="P5"><text:s text:c="2"/><text:span text:style-name="symbol0_5f_ocaml">|</text:span> addCarry zero xs <text:span text:style-name="symbol0_5f_ocaml">[]</text:span> <text:span text:style-name="symbol0_5f_ocaml">=</text:span> xs</text:p>
      <text:p text:style-name="P5"><text:s text:c="2"/><text:span text:style-name="symbol0_5f_ocaml">|</text:span> addCarry one <text:span text:style-name="symbol0_5f_ocaml">[]</text:span> ys <text:span text:style-name="symbol0_5f_ocaml">=</text:span> <text:span text:style-name="keyword2_5f_ocaml">succ</text:span> ys</text:p>
      <text:p text:style-name="P5"><text:s text:c="2"/><text:span text:style-name="symbol0_5f_ocaml">|</text:span> addCarry one xs <text:span text:style-name="symbol0_5f_ocaml">[]</text:span> <text:span text:style-name="symbol0_5f_ocaml">=</text:span> <text:span text:style-name="keyword2_5f_ocaml">succ</text:span> xs<text:span text:style-name="symbol0_5f_ocaml">;</text:span></text:p>
      <text:p text:style-name="P5"><text:span text:style-name="keyword0_5f_ocaml">fun</text:span> add <text:span text:style-name="symbol0_5f_ocaml">(</text:span>Cardinal xs<text:span text:style-name="symbol0_5f_ocaml">)</text:span> <text:span text:style-name="symbol0_5f_ocaml">(</text:span>Cardinal ys<text:span text:style-name="symbol0_5f_ocaml">)</text:span> <text:span text:style-name="symbol0_5f_ocaml">=</text:span> Cardinal <text:span text:style-name="symbol0_5f_ocaml">(</text:span>addCarry zero xs ys<text:span text:style-name="symbol0_5f_ocaml">);</text:span></text:p>
      <text:p text:style-name="P5"/>
      <text:p text:style-name="P5"><text:span text:style-name="keyword0_5f_ocaml">fun</text:span> subtractInner <text:span text:style-name="symbol0_5f_ocaml">(</text:span>one<text:span text:style-name="symbol0_5f_ocaml">::</text:span>xs<text:span text:style-name="symbol0_5f_ocaml">)</text:span> <text:span text:style-name="symbol0_5f_ocaml">(</text:span>y<text:span text:style-name="symbol0_5f_ocaml">::</text:span>ys<text:span text:style-name="symbol0_5f_ocaml">)</text:span> <text:span text:style-name="symbol0_5f_ocaml">=</text:span> bnot y<text:span text:style-name="symbol0_5f_ocaml">::</text:span>subtractInner xs ys</text:p>
      <text:p text:style-name="P5"><text:s text:c="2"/><text:span text:style-name="symbol0_5f_ocaml">|</text:span> subtractInner <text:span text:style-name="symbol0_5f_ocaml">(</text:span>zero<text:span text:style-name="symbol0_5f_ocaml">::</text:span>xs<text:span text:style-name="symbol0_5f_ocaml">)</text:span> <text:span text:style-name="symbol0_5f_ocaml">(</text:span>zero<text:span text:style-name="symbol0_5f_ocaml">::</text:span>ys<text:span text:style-name="symbol0_5f_ocaml">)</text:span> <text:span text:style-name="symbol0_5f_ocaml">=</text:span> zero<text:span text:style-name="symbol0_5f_ocaml">::</text:span>subtractInner xs ys</text:p>
      <text:p text:style-name="P5"><text:s text:c="2"/><text:span text:style-name="symbol0_5f_ocaml">|</text:span> subtractInner <text:span text:style-name="symbol0_5f_ocaml">(</text:span>zero<text:span text:style-name="symbol0_5f_ocaml">::</text:span>xs<text:span text:style-name="symbol0_5f_ocaml">)</text:span> <text:span text:style-name="symbol0_5f_ocaml">(</text:span>one<text:span text:style-name="symbol0_5f_ocaml">::</text:span>ys<text:span text:style-name="symbol0_5f_ocaml">)</text:span> <text:span text:style-name="symbol0_5f_ocaml">=</text:span> one<text:span text:style-name="symbol0_5f_ocaml">::</text:span>subtractInner <text:span text:style-name="symbol0_5f_ocaml">(</text:span><text:span text:style-name="keyword2_5f_ocaml">pred</text:span> xs<text:span text:style-name="symbol0_5f_ocaml">)</text:span> ys</text:p>
      <text:p text:style-name="P5"><text:s text:c="2"/><text:span text:style-name="symbol0_5f_ocaml">|</text:span> subtractInner xs <text:span text:style-name="symbol0_5f_ocaml">[]</text:span> <text:span text:style-name="symbol0_5f_ocaml">=</text:span> xs</text:p>
      <text:p text:style-name="P5"><text:s text:c="2"/><text:span text:style-name="symbol0_5f_ocaml">|</text:span> subtractInner <text:span text:style-name="symbol0_5f_ocaml">[]</text:span> _ <text:span text:style-name="symbol0_5f_ocaml">=</text:span> <text:span text:style-name="keyword2_5f_ocaml">raise</text:span> Result_would_be_negative<text:span text:style-name="symbol0_5f_ocaml">;</text:span></text:p>
      <text:p text:style-name="P5"><text:span text:style-name="keyword0_5f_ocaml">fun</text:span> subtract <text:span text:style-name="symbol0_5f_ocaml">(</text:span>Cardinal xs<text:span text:style-name="symbol0_5f_ocaml">)</text:span> <text:span text:style-name="symbol0_5f_ocaml">(</text:span>Cardinal ys<text:span text:style-name="symbol0_5f_ocaml">)</text:span> <text:span text:style-name="symbol0_5f_ocaml">=</text:span> Cardinal <text:span text:style-name="symbol0_5f_ocaml">(</text:span>subtractInner xs ys<text:span text:style-name="symbol0_5f_ocaml">);</text:span></text:p>
      <text:p text:style-name="P5"/>
      <text:p text:style-name="P5"><text:span text:style-name="keyword0_5f_ocaml">fun</text:span> multiplyInner <text:span text:style-name="symbol0_5f_ocaml">(</text:span>one<text:span text:style-name="symbol0_5f_ocaml">::</text:span>xs<text:span text:style-name="symbol0_5f_ocaml">)</text:span> ys <text:span text:style-name="symbol0_5f_ocaml">=</text:span> addCarry zero ys <text:span text:style-name="symbol0_5f_ocaml">(</text:span>zero<text:span text:style-name="symbol0_5f_ocaml">::</text:span>multiplyInner xs ys<text:span text:style-name="symbol0_5f_ocaml">)</text:span></text:p>
      <text:p text:style-name="P5"><text:s text:c="2"/><text:span text:style-name="symbol0_5f_ocaml">|</text:span> multiplyInner <text:span text:style-name="symbol0_5f_ocaml">(</text:span>zero<text:span text:style-name="symbol0_5f_ocaml">::</text:span>xs<text:span text:style-name="symbol0_5f_ocaml">)</text:span> ys <text:span text:style-name="symbol0_5f_ocaml">=</text:span> zero<text:span text:style-name="symbol0_5f_ocaml">::</text:span>multiplyInner xs ys</text:p>
      <text:p text:style-name="P5"><text:s text:c="2"/><text:span text:style-name="symbol0_5f_ocaml">|</text:span> multiplyInner <text:span text:style-name="symbol0_5f_ocaml">[]</text:span> _ <text:span text:style-name="symbol0_5f_ocaml">=</text:span> <text:span text:style-name="symbol0_5f_ocaml">[];</text:span></text:p>
      <text:p text:style-name="P5"><text:span text:style-name="keyword0_5f_ocaml">fun</text:span> multiply <text:span text:style-name="symbol0_5f_ocaml">(</text:span>Cardinal xs<text:span text:style-name="symbol0_5f_ocaml">)</text:span> <text:span text:style-name="symbol0_5f_ocaml">(</text:span>Cardinal ys<text:span text:style-name="symbol0_5f_ocaml">)</text:span> <text:span text:style-name="symbol0_5f_ocaml">=</text:span> Cardinal <text:span text:style-name="symbol0_5f_ocaml">(</text:span>multiplyInner xs ys<text:span text:style-name="symbol0_5f_ocaml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DejaVu Sans1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3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3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3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keyword0_5f_ocaml" style:display-name="keyword0_ocaml" style:family="text">
      <style:text-properties fo:color="#0066cc" fo:font-style="normal" fo:font-weight="bold"/>
    </style:style>
    <style:style style:name="keyword1_5f_ocaml" style:display-name="keyword1_ocaml" style:family="text">
      <style:text-properties fo:color="#0066cc" fo:font-style="normal" fo:font-weight="bold"/>
    </style:style>
    <style:style style:name="keyword2_5f_ocaml" style:display-name="keyword2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number_5f_ocaml" style:display-name="number_ocaml" style:family="text">
      <style:text-properties fo:color="#cc66cc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style:style style:name="number_5f_cobol" style:display-name="number_cobol" style:family="text">
      <style:text-properties fo:color="#993399" fo:font-style="normal" fo:font-weight="normal"/>
    </style:style>
    <style:style style:name="keyword0_5f_cobol" style:display-name="keyword0_cobol" style:family="text">
      <style:text-properties fo:color="#000080" fo:font-style="normal" fo:font-weight="bold"/>
    </style:style>
    <style:style style:name="keyword1_5f_cobol" style:display-name="keyword1_cobol" style:family="text">
      <style:text-properties fo:color="#000000" fo:font-style="normal" fo:font-weight="bold"/>
    </style:style>
    <style:style style:name="keyword2_5f_cobol" style:display-name="keyword2_cobol" style:family="text">
      <style:text-properties fo:color="#008000" fo:font-style="normal" fo:font-weight="bold"/>
    </style:style>
    <style:style style:name="keyword3_5f_cobol" style:display-name="keyword3_cobol" style:family="text">
      <style:text-properties fo:color="#000080" fo:font-style="normal" fo:font-weight="normal"/>
    </style:style>
    <style:style style:name="symbol0_5f_cobol" style:display-name="symbol0_cobol" style:family="text">
      <style:text-properties fo:color="#000066" fo:font-style="normal" fo:font-weight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20T14:56:29.719205733</meta:creation-date>
    <dc:date>2014-10-20T22:52:44.468400027</dc:date>
    <dc:creator>James </dc:creator>
    <meta:editing-duration>PT6H25M10S</meta:editing-duration>
    <meta:editing-cycles>6</meta:editing-cycles>
    <meta:generator>LibreOffice/4.2.6.3$Linux_X86_64 LibreOffice_project/420m0$Build-3</meta:generator>
    <meta:document-statistic meta:table-count="0" meta:image-count="0" meta:object-count="0" meta:page-count="3" meta:paragraph-count="77" meta:word-count="548" meta:character-count="3144" meta:non-whitespace-character-count="2442"/>
  </office:meta>
</office:document-meta>
</file>